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T9" style:parent-style-name="DefaultParagraphFont" style:family="text">
      <style:text-properties fo:font-style="italic" style:font-style-asian="italic" style:font-style-complex="italic"/>
    </style:style>
    <style:style style:name="P10" style:parent-style-name="Quotations" style:family="paragraph">
      <style:paragraph-properties fo:text-align="center"/>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Quotations" style:family="paragraph">
      <style:paragraph-properties fo:text-align="center"/>
    </style:style>
    <style:style style:name="P29" style:parent-style-name="Normal" style:family="paragraph">
      <style:paragraph-properties fo:margin-bottom="0.0972in"/>
    </style:style>
  </office:automatic-styles>
  <office:body>
    <office:text text:use-soft-page-breaks="true">
      <text:p text:style-name="P1">Paradise’s end</text:p>
      <text:p text:style-name="P2">1.</text:p>
      <text:p text:style-name="Textbody"><text:tab/>“Great success comes to those who try first gentlemen, and you have the privilege now of being one of the first. Let me tell you, -No show you! 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3,567,877 miles traveled</text:p>
        </text:list-item>
        <text:list-item>
          <text:p text:style-name="P5">5 laptops used and broken</text:p>
        </text:list-item>
        <text:list-item>
          <text:p text:style-name="P6">14 suitcases dragged around and torn</text:p>
        </text:list-item>
        <text:list-item>
          <text:p text:style-name="P7">675 unique hotels stayed in</text:p>
        </text:list-item>
        <text:list-item>
          <text:p text:style-name="P8">…</text:p>
        </text:list-item>
      </text:list>
      <text:p text:style-name="Text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text:s/><text:soft-page-break/>Especially the brand of sparkling water that he favored. The arm rests were the perfect height and the head support<text:s/>was applying soft contact right at the center of his skull.</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Most certainly you will” Tom thought.</text:p>
      <text:p text:style-name="Text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text:s/>the brown one he was traveling with), 2 pairs of socks, underwear and tank tops, toothbrush with a travel toothpaste, an electric razor, some hidden cash just in case, a bottle of cologne, deodorant and some company material he didn’t need to read during<text:s/>the flight. Besides this the suitcase was equipped with an inbuilt 800 Amp battery and a fordable seat. It was a birthday present from his wife which he thoroughly enjoyed.</text:p>
      <text:p text:style-name="Text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Oh, most<text:s/>excellent!” replied Tom “How you keep this level of consistency is something I never stop to wonder when I go aboard one of your flights.”</text:p>
      <text:p text:style-name="Textbody"><text:tab/>“We are happy to hear it Mr. Heidecker! As we say in Paradise’s End ‘<text:span text:style-name="T9">It’s the Journey, not the Destination</text:span>’”</text:p>
      <text:p text:style-name="Textbody"><text:tab/>“It most certainly is” He said with a smile.</text:p>
      <text:p text:style-name="Textbody"><text:tab/>In that last moment moment though, just before he was about to fully turn towards the plane door and exit, he thought he saw something strange on the stewardess’ face. Just for a second it looked like there was light<text:s/>radiating from all around her and that the pupils of her eyes had ceased to exist and only white orbs remained. It was certainly an unnerving image and Tom had to do a quick double take to make sure he wasn’t losing his mind, but only the reassuring image<text:s/>of tall young woman smiling back at him remained. He shrugged it off as a trick of the light and carried on through the gate.</text:p>
      <text:p text:style-name="P10"><text:span text:style-name="Emphasis">2.</text:span></text:p>
      <text:p text:style-name="P1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 Tom disliked these kinds<text:s/>of people, he found something selfish in this way of operating, but as a salesperson, this was a belief he kept to himself.</text:p>
      <text:p text:style-name="P1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3"><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4"><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5"><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16"><text:tab/>“Can I get a big cup of coffee, black?” He asked a bit groggy “No, no nothing else, thank you! Please make it to go, the wife’s waiting for me.”</text:p>
      <text:soft-page-break/>
      <text:p text:style-name="P17">The waitress gave him the cup, and he took a small sip and kept his nose over it with his eyes closed as if it were a healing salve.</text:p>
      <text:p text:style-name="P18"><text:tab/>“Been traveling long?” inquired Tom.</text:p>
      <text:p text:style-name="P19"><text:tab/>“10 hours now!” exclaimed the stranger “Me and my wife are going down to the Canneries, for our honeymoon.”</text:p>
      <text:p text:style-name="P20"><text:tab/>“Congratulations!” exclaimed Tom</text:p>
      <text:p text:style-name="P21"><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2"><text:tab/>With that he took a big chug of his drink and rose up. “Have a good flight mister!”</text:p>
      <text:p text:style-name="P23"><text:tab/>“Thanks,<text:s/>you too!”</text:p>
      <text:p text:style-name="P24"><text:tab/>“I’m sure we will!” And with that he started back through the corridor Tom had just came through.</text:p>
      <text:p text:style-name="P25"><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6"><text:tab/>“All passengers heading to La Guardia airport, please head to gate G17. Boarding is about to commence.”</text:p>
      <text:p text:style-name="P27"><text:tab/>And with that Tom picked up his things and went back through the corridor.<text:s/>Passing throught<text:s/></text:p>
      <text:p text:style-name="P28"><text:span text:style-name="Emphasis">3.</text:span></text:p>
      <text:p text:style-name="Normal"><text:tab/>30 minutes later and the plane was<text:s/>slowly moving down the runway, preparing to take off. It was a surprisingly empty flight for a transcontinental journey. Looking around he could maybe make out 20 maybe 30 people on his level. Of course,<text:s/>he was flying business class,<text:s/>so it was a bit hard to see between the different compartments, but still even in business class there was only one other person. Strangely enough that person was also wearing what appeared to be a<text:s/>flight<text:s/>captain’s uniform.<text:s/></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03T12:54:00Z</dc:date>
    <meta:template xlink:href="Normal.dotm" xlink:type="simple"/>
    <meta:editing-cycles>23</meta:editing-cycles>
    <meta:editing-duration>PT16800S</meta:editing-duration>
    <meta:document-statistic meta:page-count="4" meta:paragraph-count="25" meta:word-count="1811" meta:character-count="12837" meta:row-count="92" meta:non-whitespace-character-count="11051"/>
  </office:meta>
</office:document-meta>
</file>